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Gulf_of_Ob-4">
            <text:p>Gulf_of_Ob-4</text:p>
          </table:table-cell>
          <table:table-cell office:value-type="float" office:value="70.19">
            <text:p>70.19</text:p>
          </table:table-cell>
          <table:table-cell office:value-type="float" office:value="72.52">
            <text:p>72.52</text:p>
          </table:table-cell>
          <table:table-cell office:value-type="float" office:value="9300.0">
            <text:p>9300.0</text:p>
          </table:table-cell>
          <table:table-cell office:value-type="float" office:value="171.63">
            <text:p>171.63</text:p>
          </table:table-cell>
          <table:table-cell office:value-type="string" office:value="continental peat">
            <text:p>continental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eev1988,BaranskayaEtal2018">
            <text:p>Makeev1988,BaranskayaEtal2018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Gulf_of_Ob-6">
            <text:p>Gulf_of_Ob-6</text:p>
          </table:table-cell>
          <table:table-cell office:value-type="float" office:value="66.95">
            <text:p>66.95</text:p>
          </table:table-cell>
          <table:table-cell office:value-type="float" office:value="71.6">
            <text:p>71.6</text:p>
          </table:table-cell>
          <table:table-cell office:value-type="float" office:value="1610.0">
            <text:p>1610.0</text:p>
          </table:table-cell>
          <table:table-cell office:value-type="float" office:value="151.85">
            <text:p>151.85</text:p>
          </table:table-cell>
          <table:table-cell office:value-type="string" office:value="vegetation remnants">
            <text:p>vegetation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7999999999999998">
            <text:p>1.7999999999999998</text:p>
          </table:table-cell>
          <table:table-cell office:value-type="float" office:value="2.927473313285708">
            <text:p>2.927473313285708</text:p>
          </table:table-cell>
          <table:table-cell office:value-type="float" office:value="2.927473313285708">
            <text:p>2.927473313285708</text:p>
          </table:table-cell>
          <table:table-cell office:value-type="string" office:value="Makeev1988,BaranskayaEtal2018">
            <text:p>Makeev1988,BaranskayaEtal2018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Gulf_of_Ob-7">
            <text:p>Gulf_of_Ob-7</text:p>
          </table:table-cell>
          <table:table-cell office:value-type="float" office:value="67.71">
            <text:p>67.71</text:p>
          </table:table-cell>
          <table:table-cell office:value-type="float" office:value="77.65">
            <text:p>77.65</text:p>
          </table:table-cell>
          <table:table-cell office:value-type="float" office:value="2600.0">
            <text:p>2600.0</text:p>
          </table:table-cell>
          <table:table-cell office:value-type="float" office:value="204.84">
            <text:p>204.84</text:p>
          </table:table-cell>
          <table:table-cell office:value-type="string" office:value="vegetation remnants">
            <text:p>vegetation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2.9681812613113774">
            <text:p>2.9681812613113774</text:p>
          </table:table-cell>
          <table:table-cell office:value-type="float" office:value="2.9681812613113774">
            <text:p>2.9681812613113774</text:p>
          </table:table-cell>
          <table:table-cell office:value-type="string" office:value="Makeev1988,BaranskayaEtal2018">
            <text:p>Makeev1988,BaranskayaEtal2018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Khalmyer_Bay-1">
            <text:p>Khalmyer_Bay-1</text:p>
          </table:table-cell>
          <table:table-cell office:value-type="float" office:value="66.94">
            <text:p>66.94</text:p>
          </table:table-cell>
          <table:table-cell office:value-type="float" office:value="71.65">
            <text:p>71.65</text:p>
          </table:table-cell>
          <table:table-cell office:value-type="float" office:value="1430.0">
            <text:p>1430.0</text:p>
          </table:table-cell>
          <table:table-cell office:value-type="float" office:value="151.85">
            <text:p>151.85</text:p>
          </table:table-cell>
          <table:table-cell office:value-type="string" office:value="vegetation remnants">
            <text:p>vegetation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2.927473313285708">
            <text:p>2.927473313285708</text:p>
          </table:table-cell>
          <table:table-cell office:value-type="float" office:value="2.927473313285708">
            <text:p>2.927473313285708</text:p>
          </table:table-cell>
          <table:table-cell office:value-type="string" office:value="Makeev1988,BaranskayaEtal2018">
            <text:p>Makeev1988,BaranskayaEtal2018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LU-6233">
            <text:p>LU-6233</text:p>
          </table:table-cell>
          <table:table-cell office:value-type="float" office:value="68.84">
            <text:p>68.84</text:p>
          </table:table-cell>
          <table:table-cell office:value-type="float" office:value="70.73">
            <text:p>70.73</text:p>
          </table:table-cell>
          <table:table-cell office:value-type="float" office:value="8942.99">
            <text:p>8942.99</text:p>
          </table:table-cell>
          <table:table-cell office:value-type="float" office:value="128.96">
            <text:p>128.96</text:p>
          </table:table-cell>
          <table:table-cell office:value-type="string" office:value="plant debris in alluvial sediments">
            <text:p>plant debris in alluvial sedi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AstakhovNazarov2010,BaranskayaEtal2018">
            <text:p>AstakhovNazarov2010,BaranskayaEtal2018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Gulf_of_Ob-9">
            <text:p>Gulf_of_Ob-9</text:p>
          </table:table-cell>
          <table:table-cell office:value-type="float" office:value="67.72">
            <text:p>67.72</text:p>
          </table:table-cell>
          <table:table-cell office:value-type="float" office:value="77.64">
            <text:p>77.64</text:p>
          </table:table-cell>
          <table:table-cell office:value-type="float" office:value="4750.0">
            <text:p>4750.0</text:p>
          </table:table-cell>
          <table:table-cell office:value-type="float" office:value="145.11">
            <text:p>145.11</text:p>
          </table:table-cell>
          <table:table-cell office:value-type="string" office:value="driftwood and peat">
            <text:p>driftwood and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5">
            <text:p>6.5</text:p>
          </table:table-cell>
          <table:table-cell office:value-type="float" office:value="2.697818563209913">
            <text:p>2.697818563209913</text:p>
          </table:table-cell>
          <table:table-cell office:value-type="float" office:value="2.697818563209913">
            <text:p>2.697818563209913</text:p>
          </table:table-cell>
          <table:table-cell office:value-type="string" office:value="Makeev1988,BaranskayaEtal2018">
            <text:p>Makeev1988,BaranskayaEtal2018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Gulf_of_Ob-2">
            <text:p>Gulf_of_Ob-2</text:p>
          </table:table-cell>
          <table:table-cell office:value-type="float" office:value="69.41">
            <text:p>69.41</text:p>
          </table:table-cell>
          <table:table-cell office:value-type="float" office:value="72.57">
            <text:p>72.57</text:p>
          </table:table-cell>
          <table:table-cell office:value-type="float" office:value="8960.0">
            <text:p>8960.0</text:p>
          </table:table-cell>
          <table:table-cell office:value-type="float" office:value="197.63">
            <text:p>197.63</text:p>
          </table:table-cell>
          <table:table-cell office:value-type="string" office:value="continental peat">
            <text:p>continental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25">
            <text:p>0.92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eev1988,BaranskayaEtal2018">
            <text:p>Makeev1988,BaranskayaEtal2018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Gulf_of_Ob-3">
            <text:p>Gulf_of_Ob-3</text:p>
          </table:table-cell>
          <table:table-cell office:value-type="float" office:value="66.93">
            <text:p>66.93</text:p>
          </table:table-cell>
          <table:table-cell office:value-type="float" office:value="71.73">
            <text:p>71.73</text:p>
          </table:table-cell>
          <table:table-cell office:value-type="float" office:value="1430.0">
            <text:p>1430.0</text:p>
          </table:table-cell>
          <table:table-cell office:value-type="float" office:value="151.85">
            <text:p>151.8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eevEtal1988,BaranskayaEtal2018">
            <text:p>MakeevEtal1988,BaranskayaEtal2018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Gulf_of_Ob-10">
            <text:p>Gulf_of_Ob-10</text:p>
          </table:table-cell>
          <table:table-cell office:value-type="float" office:value="69.41">
            <text:p>69.41</text:p>
          </table:table-cell>
          <table:table-cell office:value-type="float" office:value="72.57">
            <text:p>72.57</text:p>
          </table:table-cell>
          <table:table-cell office:value-type="float" office:value="8700.0">
            <text:p>8700.0</text:p>
          </table:table-cell>
          <table:table-cell office:value-type="float" office:value="519.09">
            <text:p>519.09</text:p>
          </table:table-cell>
          <table:table-cell office:value-type="string" office:value="continental peat">
            <text:p>continental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3">
            <text:p>3.3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eev1988,BaranskayaEtal2018">
            <text:p>Makeev1988,BaranskayaEtal2018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Gulf_of_Ob-8">
            <text:p>Gulf_of_Ob-8</text:p>
          </table:table-cell>
          <table:table-cell office:value-type="float" office:value="66.94">
            <text:p>66.94</text:p>
          </table:table-cell>
          <table:table-cell office:value-type="float" office:value="71.69">
            <text:p>71.69</text:p>
          </table:table-cell>
          <table:table-cell office:value-type="float" office:value="4420.0">
            <text:p>4420.0</text:p>
          </table:table-cell>
          <table:table-cell office:value-type="float" office:value="145.11">
            <text:p>145.1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5">
            <text:p>6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eev1988,BaranskayaEtal2018">
            <text:p>Makeev1988,BaranskayaEtal2018</text:p>
          </table:table-cell>
        </table:table-row>
        <table:table-row>
          <table:table-cell office:value-type="string" office:value="Gulf_of_Ob">
            <text:p>Gulf_of_Ob</text:p>
          </table:table-cell>
          <table:table-cell office:value-type="string" office:value="radiocarbon">
            <text:p>radiocarbon</text:p>
          </table:table-cell>
          <table:table-cell office:value-type="string" office:value="Gulf_of_Ob-1">
            <text:p>Gulf_of_Ob-1</text:p>
          </table:table-cell>
          <table:table-cell office:value-type="float" office:value="66.93">
            <text:p>66.93</text:p>
          </table:table-cell>
          <table:table-cell office:value-type="float" office:value="71.73">
            <text:p>71.73</text:p>
          </table:table-cell>
          <table:table-cell office:value-type="float" office:value="920.0">
            <text:p>920.0</text:p>
          </table:table-cell>
          <table:table-cell office:value-type="float" office:value="184.01">
            <text:p>184.01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6">
            <text:p>4.6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eevEtal1988,BaranskayaEtal2018">
            <text:p>MakeevEtal1988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